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21d23" officeooo:paragraph-rsid="00121d23"/>
    </style:style>
    <style:style style:name="P2" style:family="paragraph" style:parent-style-name="Standard">
      <style:text-properties style:text-underline-style="none" officeooo:rsid="00121d23" officeooo:paragraph-rsid="00121d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oftwares:</text:p>
      <text:p text:style-name="P1"/>
      <text:p text:style-name="P2">1. Python</text:p>
      <text:p text:style-name="P2"/>
      <text:p text:style-name="P2">2. Ardu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12:03:40.459972081</meta:creation-date>
    <dc:date>2015-08-08T12:05:41.630739833</dc:date>
    <meta:editing-duration>P0D</meta:editing-duration>
    <meta:editing-cycles>1</meta:editing-cycles>
    <meta:document-statistic meta:table-count="0" meta:image-count="0" meta:object-count="0" meta:page-count="1" meta:paragraph-count="3" meta:word-count="5" meta:character-count="29" meta:non-whitespace-character-count="27"/>
    <meta:generator>LibreOffice/4.2.8.2$Linux_x86 LibreOffice_project/420m0$Build-2</meta:generator>
  </office:meta>
</office:document-meta>
</file>